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center" draw:textarea-vertical-align="justify" draw:auto-grow-height="false" draw:auto-grow-width="true"/>
      <style:paragraph-properties style:writing-mode="tb-rl"/>
    </style:style>
    <style:style style:name="gr5" style:family="graphic" style:parent-style-name="objectwithoutfill">
      <style:graphic-properties draw:marker-start="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tb-r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xml:id="id1" draw:id="id1" draw:layer="layout" svg:width="7.1cm" svg:height="1.8cm" svg:x="6.1cm" svg:y="4.8cm">
          <text:p text:style-name="P1">メニュー(ホーム)</text:p>
        </draw:rect>
        <draw:frame draw:style-name="gr2" draw:layer="layout" svg:width="8.368cm" svg:height="0.886cm" svg:x="2.5cm" svg:y="2.3cm">
          <draw:text-box>
            <text:p>モンスター図鑑部分の遷移図</text:p>
          </draw:text-box>
        </draw:frame>
        <draw:rect draw:style-name="gr1" draw:text-style-name="P1" xml:id="id2" draw:id="id2" draw:layer="layout" svg:width="8.6cm" svg:height="2cm" svg:x="5.3cm" svg:y="8.9cm">
          <text:p text:style-name="P1">図鑑トップ</text:p>
        </draw:rect>
        <draw:connector draw:style-name="gr3" draw:text-style-name="P1" draw:layer="layout" draw:type="line" svg:x1="9.65cm" svg:y1="6.6cm" svg:x2="9.6cm" svg:y2="8.9cm" draw:start-shape="id1" draw:start-glue-point="2" draw:end-shape="id2" draw:end-glue-point="0" svg:d="m9650 6600-50 2300">
          <text:p/>
        </draw:connector>
        <draw:rect draw:style-name="gr4" draw:text-style-name="P2" xml:id="id4" draw:id="id4" draw:layer="layout" svg:width="1.6cm" svg:height="8.2cm" svg:x="4.3cm" svg:y="17.4cm">
          <text:p text:style-name="P2">モンスターAの解説</text:p>
        </draw:rect>
        <draw:rect draw:style-name="gr4" draw:text-style-name="P2" xml:id="id5" draw:id="id5" draw:layer="layout" svg:width="1.6cm" svg:height="8.2cm" svg:x="14.5cm" svg:y="17.4cm">
          <text:p text:style-name="P2">モンスターEの解説</text:p>
        </draw:rect>
        <draw:connector draw:style-name="gr5" draw:text-style-name="P1" draw:layer="layout" draw:type="curve" svg:x1="7.302cm" svg:y1="21.414cm" svg:x2="12.417cm" svg:y2="23.143cm" svg:d="m7302 21414c3837 0 1280 1729 5115 1729">
          <text:p/>
        </draw:connector>
        <draw:connector draw:style-name="gr5" draw:text-style-name="P1" draw:layer="layout" draw:type="curve" svg:x1="7.303cm" svg:y1="20.4cm" svg:x2="12.418cm" svg:y2="22.129cm" svg:d="m7303 20400c3837 0 1280 1729 5115 1729">
          <text:p/>
        </draw:connector>
        <draw:rect draw:style-name="gr1" draw:text-style-name="P1" xml:id="id3" draw:id="id3" draw:layer="layout" svg:width="5.3cm" svg:height="2.2cm" svg:x="7cm" svg:y="12.8cm">
          <text:p text:style-name="P1">アンロックされて</text:p>
          <text:p text:style-name="P1">いるかどうか</text:p>
        </draw:rect>
        <draw:connector draw:style-name="gr6" draw:text-style-name="P1" draw:layer="layout" svg:x1="9.6cm" svg:y1="10.9cm" svg:x2="9.65cm" svg:y2="12.8cm" draw:start-shape="id2" draw:start-glue-point="2" draw:end-shape="id3" svg:d="m9600 10900v950h50v950">
          <text:p/>
        </draw:connector>
        <draw:connector draw:style-name="gr6" draw:text-style-name="P1" draw:layer="layout" svg:x1="9.65cm" svg:y1="15cm" svg:x2="5.1cm" svg:y2="17.4cm" draw:start-shape="id3" draw:start-glue-point="2" draw:end-shape="id4" svg:d="m9650 15000v1200h-4550v1200">
          <text:p/>
        </draw:connector>
        <draw:frame draw:style-name="gr2" draw:layer="layout" svg:width="1.535cm" svg:height="0.963cm" svg:x="7.1cm" svg:y="15.137cm">
          <draw:text-box>
            <text:p>Yes</text:p>
          </draw:text-box>
        </draw:frame>
        <draw:connector draw:style-name="gr6" draw:text-style-name="P1" draw:layer="layout" draw:line-skew="-0.799cm" svg:x1="7cm" svg:y1="13.9cm" svg:x2="5.3cm" svg:y2="9.9cm" draw:start-shape="id3" draw:start-glue-point="3" draw:end-shape="id2" draw:end-glue-point="3" svg:d="m7000 13900h-3000v-4000h1300">
          <text:p/>
        </draw:connector>
        <draw:frame draw:style-name="gr2" draw:layer="layout" svg:width="1.311cm" svg:height="0.963cm" svg:x="5.2cm" svg:y="12.9cm">
          <draw:text-box>
            <text:p>No</text:p>
          </draw:text-box>
        </draw:frame>
        <draw:connector draw:style-name="gr6" draw:text-style-name="P1" draw:layer="layout" svg:x1="9.65cm" svg:y1="15cm" svg:x2="15.3cm" svg:y2="17.4cm" draw:start-shape="id3" draw:start-glue-point="2" draw:end-shape="id5" draw:end-glue-point="0" svg:d="m9650 15000v1200h5650v1200">
          <text:p/>
        </draw:connector>
        <draw:connector draw:style-name="gr6" draw:text-style-name="P1" draw:layer="layout" draw:line-skew="1.099cm 1.299cm" svg:x1="10.2cm" svg:y1="26.2cm" svg:x2="12.3cm" svg:y2="13.9cm" draw:start-shape="id6" draw:start-glue-point="0" draw:end-shape="id3" draw:end-glue-point="1" svg:d="m10200 26200v1600h6900v-13900h-4800">
          <text:p/>
        </draw:connector>
        <draw:connector draw:style-name="gr7" draw:text-style-name="P1" xml:id="id6" draw:id="id6" draw:layer="layout" draw:line-skew="0.099cm" svg:x1="5.1cm" svg:y1="25.6cm" svg:x2="15.3cm" svg:y2="25.6cm" draw:start-shape="id4" draw:start-glue-point="2" draw:end-shape="id5" draw:end-glue-point="2" svg:d="m5100 25600v600h10200v-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5T16:54:30.47</meta:creation-date>
    <dc:date>2014-12-07T12:29:16.89</dc:date>
    <meta:editing-duration>PT5H44M9S</meta:editing-duration>
    <meta:editing-cycles>2</meta:editing-cycles>
    <meta:generator>OpenOffice/4.0.1$Win32 OpenOffice.org_project/401m5$Build-9714</meta:generator>
    <meta:document-statistic meta:object-count="17"/>
  </office:meta>
</office:document-meta>
</file>